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line-through-style="solid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5_2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8, FF 5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Isaac Hyneman, Adeline Hyneman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</text:p>
      <text:p text:style-name="P4">Month<text:tab/><text:tab/><text:tab/><text:tab/><text:tab/><text:tab/>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</text:p>
      <text:p text:style-name="P4">State<text:tab/><text:tab/><text:tab/><text:tab/><text:tab/><text:tab/></text:p>
      <text:p text:style-name="P4">Country<text:tab/><text:tab/><text:tab/><text:tab/><text:tab/>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2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Dear Friend/</text:p>
      <text:p text:style-name="P2"><text:tab/>Parting with those whom/ we highly esteem, is at all times painful./ <text:s/>But when parting with one, who came into/ our midst a stranger, and has by/ kindness, sympathy, and many other/ virtues, endeared himself to every/ member of the household, the trial/ is twofold, and awakens emotions, that/ cannot be easily dispelled, and only/ mitigated by a fervent hope, that the/ change is for felicity, which we/ pray Israels God, to grant unto you./</text:p>
      <text:p text:style-name="P2"><text:tab/>We beg/ your acceptance of the accompanying/ <text:span text:style-name="T4">Cup</text:span> goblet, as a small token of regard, and/ trust that its use, on the recurrence/</text:p>
      <text:p text:style-name="P2"/>
      <text:p text:style-name="P2">[Page 2]</text:p>
      <text:p text:style-name="P2">of every Sabbath, will remind you/ of those whose sincere wishes are/ for the future Happiness of yourself/ and Bride./ <text:s/>Very Truly Yours/ Isaac Hyneman/ A. Hyneman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7T11:34:56.31</meta:creation-date>
    <dc:date>2012-01-17T12:01:50.88</dc:date>
    <dc:creator>Penn Libraries</dc:creator>
    <meta:editing-duration>PT00H11M44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6" meta:word-count="287" meta:character-count="1990"/>
  </office:meta>
</office:document-meta>
</file>